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o ensucien a la mandarina</text:h>
      <text:p text:style-name="Standard">buscamos aportar. Somos un medio de educacion estudiantil que propone incluir a la comunindad educativa como futuros lectores y redactores. Desde un mirado desde la comunicacion popular como nos enseña Mario Kaplun que intenta generar igualidad entre los integrantes de la comunidad educativa. los invitamos a formar parte de la edicion numero 1</text:p>
      <text:p text:style-name="Standard"/>
      <text:p text:style-name="Standard"/>
      <text:p text:style-name="Standard">- ¿En estos ultimos años, qué problematicas ocurren con la carencia de herramientas tecnologicas para educar en la escuela?</text:p>
      <text:p text:style-name="Standard">+ Bueno, basicamente sucede que no pueden dar la parte practica o teorica o el uso de cada herramienta de acuerdo a la materia. En nuestro casos en informatica no pueden ver el uso del dispositivo electronico sea tablet; notebook, o pc de escritorio.</text:p>
      <text:p text:style-name="Standard">- ¿Qué estrategias pedagogicas usas para afrontar la ausencia de recursos tecnologicos?.</text:p>
      <text:p text:style-name="Standard">+ Bien, parece contradictorio pero justamente como recurso tecnologico se utiliza el celular por lo general aunque algunas no cuentan con celular tampoco y ademas si no tenemos acceso a internet tambien es una traba porque el internet tambien seria un recurso pero sino ademas de los celulares, tambien se puede recurrir a la biblioteca</text:p>
      <text:p text:style-name="Standard">- ¿Cómo afecta la falta de recursos con la educacíon de los alumnos?.</text:p>
      <text:p text:style-name="Standard">+ Justamente reiterando la primer respuesta, la falta de practica y del conocimiento que ellos pueden adquirir desde el dispositivo especificamente o del recurso que tengamos para la materia. pero justamente el no poder utilizarlo en forma fisica</text:p>
      <text:p text:style-name="Standard">- ¿Por qué cree que el estado decide no invertir en una politica educativa que apoye el uso de recursos tecnologicos?</text:p>
      <text:p text:style-name="Standard">+ Principalmente y a modo personal creo que no les interesa la educacíon y no aportan. No invierten en la educacíon.. No solamente en el de adultos sino en el medio.. En todos los lugares.. Creo que toman otras prioridades. Pero bueno, el objetivo tendrian que ver con otras cosas a mi criterio</text:p>
      <text:p text:style-name="Standard">- ¿ Qué propuesta de politica publica educativa crees que es viable para erradicar esta problematica?.</text:p>
      <text:p text:style-name="Standard">+ Bueno, justamente volviendo a la pregunta anterior seria invertir en educacíon, pero invertir en lo minimo o lo que sobra. Invertir realmente!. Porque si queremos ver buenos resultados, tenemos que invertir. Empezando por la estructura, más allá de los recursos. Aveces no se cuenta con edifio. Pero, las politicas serian eso.. Invertir en la educacíon pero en forma real.. No solamente en palabras o carte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20:28:45.413510560</meta:creation-date>
    <dc:date>2024-10-21T20:34:08.620183312</dc:date>
    <meta:editing-duration>PT5M34S</meta:editing-duration>
    <meta:editing-cycles>3</meta:editing-cycles>
    <meta:generator>LibreOffice/24.8.2.1$Linux_X86_64 LibreOffice_project/0f794b6e29741098670a3b95d60478a65d05ef13</meta:generator>
    <meta:document-statistic meta:table-count="0" meta:image-count="0" meta:object-count="0" meta:page-count="1" meta:paragraph-count="12" meta:word-count="395" meta:character-count="2407" meta:non-whitespace-character-count="2024"/>
  </office:meta>
</office:document-meta>
</file>